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4000000D8ABFBB7A48A8924A6.png" manifest:media-type="image/png"/>
  <manifest:file-entry manifest:full-path="Pictures/100000000000062000000038EE6D6D9EF668FC45.png" manifest:media-type="image/png"/>
  <manifest:file-entry manifest:full-path="Pictures/100000000000014600000119F19D35B2C8FB8FE0.png" manifest:media-type="image/png"/>
  <manifest:file-entry manifest:full-path="Pictures/1000000000000213000000BD8222D33BD8694B48.png" manifest:media-type="image/png"/>
  <manifest:file-entry manifest:full-path="Pictures/1000000000000780000004388847733ED2C9088C.jpg" manifest:media-type="image/jpeg"/>
  <manifest:file-entry manifest:full-path="Pictures/1000000000000138000000C0B9A189A9ADE3ED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Light" svg:font-family="'Noto Sans CJK TC Light'" style:font-family-generic="swiss"/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 Light1" svg:font-family="'Noto Sans CJK TC Light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eeeeee" draw:auto-grow-height="true" draw:auto-grow-width="false" fo:max-height="0cm" fo:min-height="0.628cm"/>
    </style:style>
    <style:style style:name="gr4" style:family="graphic" style:parent-style-name="standard">
      <style:graphic-properties draw:stroke="none" svg:stroke-color="#000000" draw:fill="solid" draw:fill-color="#eeeeee" draw:auto-grow-height="true" draw:auto-grow-width="false" fo:max-height="0cm" fo:min-height="0.728cm"/>
    </style:style>
    <style:style style:name="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title">
      <style:graphic-properties fo:min-height="2.572cm"/>
    </style:style>
    <style:style style:name="pr6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  <style:text-properties style:font-name="Courier 10 Pitch" style:font-name-asian="Courier 10 Pitch" style:font-size-asian="32pt"/>
    </style:style>
    <style:style style:name="P2" style:family="paragraph">
      <loext:graphic-properties draw:fill-color="#ffffff"/>
    </style:style>
    <style:style style:name="P3" style:family="paragraph">
      <style:paragraph-properties fo:margin-top="0.4cm" fo:margin-bottom="0cm"/>
    </style:style>
    <style:style style:name="P4" style:family="paragraph">
      <style:paragraph-properties fo:margin-top="0.4cm" fo:margin-bottom="0cm"/>
      <style:text-properties fo:font-size="30pt" style:font-size-asian="30pt" style:font-size-complex="30pt"/>
    </style:style>
    <style:style style:name="P5" style:family="paragraph">
      <style:paragraph-properties fo:margin-top="0.2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eeeeee"/>
      <style:text-properties style:font-name="Courier 10 Pitch" fo:font-size="12pt" style:font-size-asian="12pt" style:font-size-complex="12pt"/>
    </style:style>
    <style:style style:name="P8" style:family="paragraph">
      <style:paragraph-properties fo:margin-top="0.3cm" fo:margin-bottom="0cm"/>
    </style:style>
    <style:style style:name="P9" style:family="paragraph">
      <style:paragraph-properties fo:margin-top="0.3cm" fo:margin-bottom="0cm"/>
      <style:text-properties fo:font-size="30pt" style:font-size-asian="30pt" style:font-size-complex="30pt"/>
    </style:style>
    <style:style style:name="P10" style:family="paragraph">
      <loext:graphic-properties draw:fill="solid" draw:fill-color="#eeeeee"/>
      <style:text-properties style:font-name="Courier 10 Pitch1" fo:font-size="12pt" style:font-size-asian="12pt" style:font-size-complex="12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loext:graphic-properties draw:fill="none" draw:fill-color="#ffffff"/>
      <style:text-properties style:font-name="Courier 10 Pitch" fo:font-size="22pt" style:font-size-asian="22pt" style:font-size-complex="22pt"/>
    </style:style>
    <style:style style:name="P14" style:family="paragraph">
      <loext:graphic-properties draw:fill="none" draw:fill-color="#ffffff"/>
      <style:text-properties style:font-name="Courier 10 Pitch" fo:font-size="28pt" style:font-name-asian="Courier 10 Pitch" style:font-size-asian="28pt" style:font-size-complex="28pt"/>
    </style:style>
    <style:style style:name="T1" style:family="text">
      <style:text-properties style:font-name="Courier 10 Pitch" style:font-name-asian="Courier 10 Pitch" style:font-size-asian="32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FreeMono" fo:font-size="30pt" fo:font-style="normal" fo:text-shadow="none" style:text-underline-style="none" fo:font-weight="normal" style:letter-kerning="true" fo:background-color="transparent" style:font-name-asian="Noto Sans CJK SC Regular" style:font-size-asian="30pt" style:font-style-asian="normal" style:font-weight-asian="normal" style:font-name-complex="Noto Sans CJK SC 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Courier 10 Pitch" fo:font-size="12pt" style:font-size-asian="12pt" style:font-size-complex="12pt"/>
    </style:style>
    <style:style style:name="T6" style:family="text">
      <style:text-properties style:text-position="33% 58%" fo:font-size="16pt" style:font-size-asian="16pt" style:font-size-complex="16pt"/>
    </style:style>
    <style:style style:name="T7" style:family="text">
      <style:text-properties style:font-name="Courier 10 Pitch1" fo:font-size="12pt" style:font-size-asian="12pt" style:font-size-complex="1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FreeMon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CJK SC 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95231f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Courier 10 Pitch" fo:font-size="22pt" style:font-size-asian="22pt" style:font-size-complex="22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985006" fo:font-size="28pt" style:font-size-asian="28pt" style:font-size-complex="2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c06616" fo:font-size="30pt" style:font-size-asian="30pt" style:font-size-complex="30pt"/>
    </style:style>
    <style:style style:name="T17" style:family="text">
      <style:text-properties style:font-name="Courier 10 Pitch" fo:font-size="28pt" style:font-name-asian="Courier 10 Pitch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13</text:span><text:span text:style-name="T1">讲 </text:span><text:span text:style-name="T1">shell</text:span><text:span text:style-name="T1">脚本基础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shell脚本介绍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hell可以从一个文件读取命令并逐条执行，这个文件一般被称为shell脚本。</text:p>
              </text:list-item>
              <text:list-item>
                <text:p>shell脚本最常用来做系统管理之类的工作，它通过组合现有的程序完成特定的任务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shell脚本和其他脚本语言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3"><text:span text:style-name="T2">shell</text:span><text:span text:style-name="T2">脚本看起来像是一种语言，并且也提供了逻辑和循环等关键字，也支持函数功能。</text:span></text:p>
              </text:list-item>
              <text:list-item>
                <text:p text:style-name="P3"><text:span text:style-name="T3">但是</text:span><text:span text:style-name="T2">严格来说，它只是逐条执行语句，和常见的脚本语言如</text:span><text:span text:style-name="T2">Python</text:span><text:span text:style-name="T2">、</text:span><text:span text:style-name="T2">JS</text:span><text:span text:style-name="T2">、</text:span><text:span text:style-name="T2">Perl</text:span><text:span text:style-name="T2">等还是有很大区别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为何要使用shell脚本</text:p>
          </draw:text-box>
        </draw:frame>
        <draw:frame presentation:style-name="pr4" draw:text-style-name="P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5">没有任何理由要求必须要强制使用。</text:p>
              </text:list-item>
              <text:list-item>
                <text:p text:style-name="P5">但是以下几点是需要考虑的因素：</text:p>
                <text:list>
                  <text:list-item>
                    <text:p text:style-name="P5"><text:span text:style-name="T4">不需要安装其他软件即可完成自动化或批量任务处理</text:span></text:p>
                  </text:list-item>
                  <text:list-item>
                    <text:p text:style-name="P5"><text:span text:style-name="T4">可以通过少量的代码完成复杂的功能</text:span></text:p>
                  </text:list-item>
                  <text:list-item>
                    <text:p text:style-name="P5"><text:span text:style-name="T4">系统服务管理都使用了</text:span><text:span text:style-name="T4">shell</text:span><text:span text:style-name="T4">脚本</text:span></text:p>
                  </text:list-item>
                  <text:list-item>
                    <text:p text:style-name="P5"><text:span text:style-name="T4">公司要求</text:span><text:span text:style-name="T4">···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认识shell脚本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以下是一段shell脚本代码，它显示系统详细信息，并以树形结构显示设备总线。</text:p>
                <text:p/>
              </text:list-item>
            </text:list>
          </draw:text-box>
        </draw:frame>
        <draw:frame draw:style-name="gr2" draw:text-style-name="P6" draw:layer="layout" svg:width="11.4cm" svg:height="7.014cm" svg:x="8.4cm" svg:y="7.7cm">
          <draw:image xlink:href="Pictures/1000000000000138000000C0B9A189A9ADE3ED3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位于第一行的#!/bin/bash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这不是</text:span><text:span text:style-name="T2">shell</text:span><text:span text:style-name="T2">所独有的，因为经常会见到：</text:span></text:p>
                <text:list>
                  <text:list-header>
                    <text:p text:style-name="P5">#!/usr/bin/python</text:p>
                    <text:p text:style-name="P5">#!/usr/bin/node</text:p>
                  </text:list-header>
                </text:list>
              </text:list-item>
              <text:list-item>
                <text:p text:style-name="P5"><text:span text:style-name="T2">这仅仅是告诉系统，如果遇到这类文件，应该使用哪个程序去执行。</text:span><text:span text:style-name="T2">#!</text:span><text:span text:style-name="T2">后面可以是任何可执行的程序路径。</text:span></text:p>
              </text:list-item>
            </text:list>
          </draw:text-box>
        </draw:frame>
        <draw:frame draw:style-name="gr3" draw:text-style-name="P7" draw:layer="layout" svg:width="9.8cm" svg:height="0.878cm" svg:x="8.6cm" svg:y="13.2cm">
          <draw:text-box>
            <text:p><text:span text:style-name="T5">第一行是</text:span><text:span text:style-name="T5">#!/bin/ls</text:span><text:span text:style-name="T5">就会显示当前目录的内容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系统如何对待脚本类的可执行文件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2">Linux</text:span><text:span text:style-name="T2">使用标志位来识别可执行文件。</text:span></text:p>
              </text:list-item>
              <text:list-item>
                <text:p text:style-name="P8"><text:span text:style-name="T2">但是当系统去执行程序时，发现不是支持的可执行文件格式</text:span><text:span text:style-name="T6">[1]</text:span><text:span text:style-name="T2">，那么就会认为是脚本。</text:span></text:p>
              </text:list-item>
              <text:list-item>
                <text:p text:style-name="P8"><text:span text:style-name="T2">此时会去扫描第一行</text:span><text:span text:style-name="T2">#!</text:span><text:span text:style-name="T2">的标记，根据路径查找是否存在此程序。存在则交给此程序去执行。</text:span></text:p>
              </text:list-item>
            </text:list>
          </draw:text-box>
        </draw:frame>
        <draw:frame draw:style-name="gr4" draw:text-style-name="P10" draw:layer="layout" svg:width="21.5cm" svg:height="0.978cm" svg:x="2.3cm" svg:y="13.822cm">
          <draw:text-box>
            <text:p><text:span text:style-name="T7">[1] Linux/Unix</text:span><text:span text:style-name="T7">采用</text:span><text:span text:style-name="T7">ELF</text:span><text:span text:style-name="T7">格式的文件，而</text:span><text:span text:style-name="T7">Windows</text:span><text:span text:style-name="T7">使用了</text:span><text:span text:style-name="T7">PE</text:span><text:span text:style-name="T7">格式，并使用扩展名</text:span><text:span text:style-name="T7">exe</text:span><text:span text:style-name="T7">表示可执行文件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 presentation:user-transformed="true">
          <draw:text-box>
            <text:p>一个简单的脚本所具备的条件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创建一个文本文件，扩展名可以有</text:span><text:span text:style-name="T8">.sh</text:span><text:span text:style-name="T8">也可以没有。</text:span></text:p>
              </text:list-item>
              <text:list-item>
                <text:p><text:span text:style-name="T8">把要执行的命令按顺序编写。</text:span></text:p>
              </text:list-item>
              <text:list-item>
                <text:p><text:span text:style-name="T8">最开头的</text:span><text:span text:style-name="T8">#!</text:span><text:span text:style-name="T8">如果没有则会使用默认的</text:span><text:span text:style-name="T8">shell</text:span><text:span text:style-name="T8">执行。</text:span></text:p>
              </text:list-item>
              <text:list-item>
                <text:p><text:span text:style-name="T9">给文件加上可执行权限（但这不是必需的）</text:span><text:span text:style-name="T8">。</text:span></text:p>
              </text:list-item>
              <text:list-item>
                <text:p><text:span text:style-name="T8">#</text:span><text:span text:style-name="T8">开头表示注释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执行shell脚本的方式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添加可执行权限，并使用#!声明:</text:p>
                <text:p><text:span text:style-name="T10">#!/bin/bash</text:span></text:p>
              </text:list-item>
              <text:list-item>
                <text:p>指定执行的shell，这时候#!的声明会忽略：</text:p>
                <text:p><text:span text:style-name="T10">bash a.sh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#!/bin/sh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脚本中经常出现#!/bin/sh，而不是：</text:p>
                <text:p>#!/bin/bash</text:p>
              </text:list-item>
              <text:list-item>
                <text:p>sh是一个符号链接指向/bin/dash。</text:p>
              </text:list-item>
              <text:list-item>
                <text:p>dash被设计用来快速执行脚本，功能不如bash强，但是执行速度快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测试脚本：bash和dash的不同</text:p>
          </draw:text-box>
        </draw:frame>
        <draw:frame draw:style-name="gr5" draw:text-style-name="P6" draw:layer="layout" svg:width="12.456cm" svg:height="4.433cm" svg:x="1.399cm" svg:y="3.767cm" presentation:class="graphic" presentation:user-transformed="true">
          <draw:image xlink:href="Pictures/1000000000000213000000BD8222D33BD8694B48.png" xlink:type="simple" xlink:show="embed" xlink:actuate="onLoad">
            <text:p/>
          </draw:image>
        </draw:frame>
        <draw:frame draw:style-name="gr2" draw:text-style-name="P6" draw:layer="layout" svg:width="22.4cm" svg:height="0.8cm" svg:x="1.4cm" svg:y="12.6cm">
          <draw:image xlink:href="Pictures/100000000000062000000038EE6D6D9EF668FC45.png" xlink:type="simple" xlink:show="embed" xlink:actuate="onLoad">
            <text:p/>
          </draw:image>
        </draw:frame>
        <draw:frame draw:style-name="gr2" draw:text-style-name="P6" draw:layer="layout" svg:width="6.032cm" svg:height="5.2cm" svg:x="21.468cm" svg:y="3.4cm">
          <draw:image xlink:href="Pictures/100000000000014600000119F19D35B2C8FB8FE0.png" xlink:type="simple" xlink:show="embed" xlink:actuate="onLoad">
            <text:p/>
          </draw:image>
        </draw:frame>
        <draw:line draw:style-name="gr6" draw:text-style-name="P6" draw:layer="layout" svg:x1="4.2cm" svg:y1="8.2cm" svg:x2="4.2cm" svg:y2="12.6cm">
          <text:p/>
        </draw:line>
        <draw:frame draw:style-name="gr7" draw:text-style-name="P12" draw:layer="layout" svg:width="10.4cm" svg:height="2.6cm" svg:x="4.3cm" svg:y="8.9cm">
          <draw:text-box>
            <text:p><text:span text:style-name="T11">使用默认的</text:span><text:span text:style-name="T11">sh</text:span><text:span text:style-name="T11">执行，不支持</text:span><text:span text:style-name="T11">for</text:span><text:span text:style-name="T11">循环扩展计算。</text:span></text:p>
          </draw:text-box>
        </draw:frame>
        <draw:line draw:style-name="gr6" draw:text-style-name="P6" draw:layer="layout" svg:x1="13.955cm" svg:y1="6.6cm" svg:x2="21.5cm" svg:y2="6.6cm">
          <text:p/>
        </draw:line>
        <draw:frame draw:style-name="gr8" draw:text-style-name="P13" draw:layer="layout" svg:width="6.8cm" svg:height="2.545cm" svg:x="14.1cm" svg:y="3.9cm">
          <draw:text-box>
            <text:p><text:span text:style-name="T12">指定使用</text:span><text:span text:style-name="T12">bash</text:span><text:span text:style-name="T12">运行：</text:span><text:span text:style-name="T12">bash b.s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变量</text:p>
          </draw:text-box>
        </draw:frame>
        <draw:frame presentation:style-name="pr4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变量对于正规的程序很重要，它可以保存有用的数据，并且可以用于管理程序状态。</text:p>
              </text:list-item>
              <text:list-item>
                <text:p>在shell中，变量很简单，就是保存字符串。</text:p>
              </text:list-item>
              <text:list-item>
                <text:p>由于算数运算也是十分必要的，所以bash也有用运算的机制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设置变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8">在shell中设置变量使用以下方式：</text:p>
                <text:p text:style-name="P8">a=123 <text:span text:style-name="T13">//</text:span><text:span text:style-name="T13">变量名称可以是字母数字下划线，但不能是数字开头</text:span></text:p>
                <text:p text:style-name="P8">b=123+234 <text:span text:style-name="T11">#</text:span><text:span text:style-name="T11">这仅仅是保存了文本，不会进行计算</text:span></text:p>
                <text:p text:style-name="P8">c=“go php python” <text:span text:style-name="T11">#</text:span><text:span text:style-name="T11">空格使用双引号或单引号</text:span></text:p>
                <text:p text:style-name="P8">d=’Linux Unix’</text:p>
              </text:list-item>
              <text:list-item>
                <text:p text:style-name="P8">=左右不能有空格，否则会认为是命令去执行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draw:frame presentation:style-name="pr5" draw:layer="layout" svg:width="25.199cm" svg:height="2.572cm" svg:x="1.4cm" svg:y="0.628cm" presentation:class="title" presentation:user-transformed="true">
          <draw:text-box>
            <text:p>获取变量的值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获取变量的值使用$加变量的名称。</text:p>
              </text:list-item>
              <text:list-item>
                <text:p>输出变量：</text:p>
                <text:p>echo $a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计算</text:p>
          </draw:text-box>
        </draw:frame>
        <draw:frame presentation:style-name="pr4" draw:text-style-name="P8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 text:style-name="P8">类似a=12+23这样的操作，并不会进行计算。</text:p>
              </text:list-item>
              <text:list-item>
                <text:p text:style-name="P8">要使用算术运算，需要一些特殊的语法：</text:p>
                <text:p text:style-name="P8"><text:span text:style-name="T14">a=$((12+23))</text:span></text:p>
                <text:p text:style-name="P8"><text:span text:style-name="T14">a=234 ; b=345 ; c=$((a+b))</text:span></text:p>
              </text:list-item>
              <text:list-item>
                <text:p text:style-name="P8"><text:span text:style-name="T15">((···))</text:span><text:span text:style-name="T15">会扩展其中的表达式进行计算，</text:span><text:span text:style-name="T15">$</text:span><text:span text:style-name="T15">是取值操作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使用内建命令l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et可以对变量进行运算操作。</text:p>
              </text:list-item>
              <text:list-item>
                <text:p>在编程语言中常见的算术操作都被支持。</text:p>
                <text:p><text:span text:style-name="T16">let a++ ; let b=b+a ; let c=b*a+b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保存程序的执行结果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使用`包含命令并赋值给变量，可以保存程序的执行结果。</text:p>
              </text:list-item>
              <text:list-item>
                <text:p text:style-name="P5">例：a=`ls /usr/share`</text:p>
              </text:list-item>
              <text:list-item>
                <text:p text:style-name="P5">输出：echo $a</text:p>
              </text:list-item>
              <text:list-item>
                <text:p text:style-name="P5">变量保存的是一个空格分割的列表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清除变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使用内建命令unset可以清除不需要的变量：</text:p>
                <text:p>unset a 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脚本示例</text:p>
          </draw:text-box>
        </draw:frame>
        <draw:frame draw:style-name="gr5" draw:text-style-name="P6" draw:layer="layout" svg:width="27.181cm" svg:height="5.8cm" svg:x="0.501cm" svg:y="9.1cm" presentation:class="graphic" presentation:user-transformed="true">
          <draw:image xlink:href="Pictures/10000000000003F4000000D8ABFBB7A48A8924A6.png" xlink:type="simple" xlink:show="embed" xlink:actuate="onLoad">
            <text:p/>
          </draw:image>
        </draw:frame>
        <draw:frame draw:style-name="gr9" draw:text-style-name="P14" draw:layer="layout" svg:width="23cm" svg:height="2.537cm" svg:x="2cm" svg:y="5.2cm">
          <draw:text-box>
            <text:p><text:span text:style-name="T17">以下脚本用于计算</text:span><text:span text:style-name="T17">/usr/share</text:span><text:span text:style-name="T17">目录所有</text:span><text:span text:style-name="T17">.json</text:span><text:span text:style-name="T17">文件的行数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Light" svg:font-family="'Noto Sans CJK TC Light'" style:font-family-generic="swiss"/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 Light1" svg:font-family="'Noto Sans CJK TC Light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2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  <style:text-properties style:font-name="Noto Sans CJK TC Light1" fo:font-size="10.5pt" style:font-name-asian="Noto Sans CJK TC Light1" style:font-size-asian="10.5pt" style:font-size-complex="10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CJK TC Light" fo:font-size="10pt" style:font-name-asian="Noto Sans CJK TC Light" style:font-size-asian="10pt" style:font-name-complex="Noto Sans CJK TC Light" style:font-size-complex="10pt"/>
    </style:style>
    <style:style style:name="MT3" style:family="text">
      <style:text-properties style:font-name="Noto Sans CJK TC Light1" fo:font-size="10pt" style:font-name-asian="Noto Sans CJK TC Light1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8" draw:layer="backgroundobjects" svg:width="7.2cm" svg:height="0.772cm" svg:x="20.6cm" svg:y="0.155cm">
        <draw:text-box>
          <text:p text:style-name="MP7"><text:span text:style-name="MT2">©</text:span><text:span text:style-name="MT3">河北师范大学 <text:s/>软件学院</text:span><text:span text:style-name="MT3">[1146040444]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4-28T15:34:48.370350272</dc:date>
    <meta:editing-duration>PT4H14S</meta:editing-duration>
    <meta:editing-cycles>63</meta:editing-cycles>
    <meta:generator>LibreOffice/6.0.7.3$Linux_X86_64 LibreOffice_project/00m0$Build-3</meta:generator>
    <meta:document-statistic meta:object-count="108"/>
  </office:meta>
</office:document-meta>
</file>